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Segoe UI" svg:font-family="'Segoe UI'" style:font-adornments="標準" style:font-family-generic="swiss" style:font-pitch="variable"/>
    <style:font-face style:name="Tahoma1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3.918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" fo:font-size="36pt" fo:font-weight="normal" style:font-name-asian="メイリオ" style:font-size-asian="36pt" style:font-weight-asian="normal" style:font-size-complex="36pt" style:font-weight-complex="normal"/>
    </style:style>
    <style:style style:name="P3" style:family="paragraph">
      <style:text-properties fo:color="#006699" style:font-name="Segoe UI" fo:font-size="60pt" fo:font-weight="normal" style:font-name-asian="メイリオ" style:font-size-asian="60pt" style:font-weight-asian="normal" style:font-size-complex="60pt" style:font-weight-complex="normal"/>
    </style:style>
    <style:style style:name="P4" style:family="paragraph">
      <style:text-properties fo:color="#006699" style:font-name="Segoe UI" fo:font-size="28pt" style:font-name-asian="メイリオ" style:font-size-asian="28pt" style:font-size-complex="28pt"/>
    </style:style>
    <style:style style:name="P5" style:family="paragraph">
      <style:text-properties fo:color="#006699" style:font-name="Segoe UI" fo:font-size="40pt" style:font-name-asian="メイリオ" style:font-size-asian="40pt" style:font-size-complex="40pt"/>
    </style:style>
    <style:style style:name="P6" style:family="paragraph">
      <style:text-properties fo:color="#006699" style:font-name="Segoe UI" fo:font-size="28pt" fo:font-weight="bold" style:font-name-asian="メイリオ" style:font-size-asian="28pt" style:font-weight-asian="bold" style:font-size-complex="28pt" style:font-weight-complex="bold"/>
    </style:style>
    <style:style style:name="P7" style:family="paragraph">
      <style:text-properties fo:color="#006699" style:font-name="Segoe UI" fo:font-size="36pt" fo:font-weight="bold" style:font-name-asian="メイリオ" style:font-size-asian="36pt" style:font-weight-asian="bold" style:font-size-complex="36pt" style:font-weight-complex="bold"/>
    </style:style>
    <style:style style:name="P8" style:family="paragraph">
      <style:text-properties fo:color="#333333" style:font-name="Segoe UI" fo:font-size="36pt" fo:font-weight="bold" style:font-name-asian="メイリオ" style:font-size-asian="36pt" style:font-weight-asian="bold" style:font-size-complex="36pt" style:font-weight-complex="bold"/>
    </style:style>
    <style:style style:name="P9" style:family="paragraph">
      <style:text-properties fo:color="#333333" style:font-name="Segoe UI" fo:font-size="24pt" fo:font-weight="bold" style:font-name-asian="メイリオ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color="#ffffff" style:font-name="Segoe UI" fo:font-size="28pt" fo:font-weight="bold" style:font-name-asian="メイリオ" style:font-size-asian="28pt" style:font-weight-asian="bold" style:font-size-complex="28pt" style:font-weight-complex="bold"/>
    </style:style>
    <style:style style:name="P11" style:family="paragraph">
      <style:text-properties style:font-name="Segoe UI" fo:font-size="32pt" style:font-name-asian="メイリオ" style:font-size-asian="32pt" style:font-size-complex="18pt"/>
    </style:style>
    <style:style style:name="T1" style:family="text">
      <style:text-properties fo:color="#006699" style:font-name="Segoe UI" fo:font-size="36pt" fo:font-weight="normal" style:font-name-asian="メイリオ" style:font-size-asian="36pt" style:font-weight-asian="normal" style:font-size-complex="36pt" style:font-weight-complex="normal"/>
    </style:style>
    <style:style style:name="T2" style:family="text">
      <style:text-properties fo:color="#006699" style:font-name="Segoe UI" fo:font-size="60pt" fo:font-weight="normal" style:font-name-asian="メイリオ" style:font-size-asian="60pt" style:font-weight-asian="normal" style:font-size-complex="60pt" style:font-weight-complex="normal"/>
    </style:style>
    <style:style style:name="T3" style:family="text">
      <style:text-properties fo:color="#006699" style:font-name="Segoe UI" fo:font-size="28pt" style:font-name-asian="メイリオ" style:font-size-asian="28pt" style:font-size-complex="28pt"/>
    </style:style>
    <style:style style:name="T4" style:family="text">
      <style:text-properties fo:color="#006699" style:font-name="Segoe UI" fo:font-size="40pt" style:font-name-asian="メイリオ" style:font-size-asian="40pt" style:font-size-complex="40pt"/>
    </style:style>
    <style:style style:name="T5" style:family="text">
      <style:text-properties fo:color="#006699" style:font-name="Segoe UI" fo:font-size="36pt" style:font-name-asian="メイリオ" style:font-size-asian="36pt" style:font-size-complex="36pt"/>
    </style:style>
    <style:style style:name="T6" style:family="text">
      <style:text-properties fo:color="#333333" style:font-name="Segoe UI" fo:font-size="36pt" style:font-name-asian="メイリオ" style:font-size-asian="36pt" style:font-size-complex="36pt"/>
    </style:style>
    <style:style style:name="T7" style:family="text">
      <style:text-properties fo:color="#333333" style:font-name="Segoe UI" fo:font-size="24pt" style:font-name-asian="メイリオ" style:font-size-asian="24pt" style:font-size-complex="24pt"/>
    </style:style>
    <style:style style:name="T8" style:family="text">
      <style:text-properties fo:color="#ffffff" style:font-name="Segoe UI" fo:font-size="28pt" fo:font-weight="bold" style:font-name-asian="メイリオ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9">
        <draw:custom-shape draw:style-name="gr1" draw:text-style-name="P1" draw:layer="layout" svg:width="22.8cm" svg:height="0.4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32cm" svg:height="2.156cm" svg:x="8.347cm" svg:y="6.666cm">
          <draw:text-box>
            <text:p><text:span text:style-name="T1">プログラミング言語</text:span></text:p>
          </draw:text-box>
        </draw:frame>
        <draw:frame draw:style-name="gr2" draw:text-style-name="P3" draw:layer="layout" svg:width="4.964cm" svg:height="3.066cm" svg:x="3.317cm" svg:y="5.8cm">
          <draw:text-box>
            <text:p><text:span text:style-name="T2">Gura</text:span></text:p>
          </draw:text-box>
        </draw:frame>
        <draw:frame draw:style-name="gr3" draw:text-style-name="P4" draw:layer="layout" svg:width="1.488cm" svg:height="1.733cm" svg:x="19.879cm" svg:y="6.956cm">
          <draw:text-box>
            <text:p><text:span text:style-name="T3">の</text:span></text:p>
          </draw:text-box>
        </draw:frame>
        <draw:frame draw:style-name="gr2" draw:text-style-name="P5" draw:layer="layout" svg:width="3.321cm" svg:height="2.368cm" svg:x="21.079cm" svg:y="6.489cm">
          <draw:text-box>
            <text:p><text:span text:style-name="T4">紹介</text:span></text:p>
          </draw:text-box>
        </draw:frame>
        <draw:frame draw:style-name="gr2" draw:text-style-name="P6" draw:layer="layout" svg:width="8.765cm" svg:height="1.559cm" svg:x="9.635cm" svg:y="10.041cm">
          <draw:text-box>
            <text:p><text:span text:style-name="T3">www.gura-lang.org</text:span></text:p>
          </draw:text-box>
        </draw:frame>
        <draw:frame draw:style-name="gr2" draw:text-style-name="P7" draw:layer="layout" svg:width="7.339cm" svg:height="1.941cm" svg:x="10.261cm" svg:y="16.059cm">
          <draw:text-box>
            <text:p><text:span text:style-name="T5">Yutaka Sai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9"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frame draw:style-name="gr2" draw:text-style-name="P8" draw:layer="layout" svg:width="3.042cm" svg:height="2.156cm" svg:x="1.4cm" svg:y="5.8cm">
          <draw:text-box>
            <text:p><text:span text:style-name="T6">名前</text:span></text:p>
          </draw:text-box>
        </draw:frame>
        <draw:frame draw:style-name="gr2" draw:text-style-name="P8" draw:layer="layout" svg:width="5.582cm" svg:height="2.156cm" svg:x="1.218cm" svg:y="9cm">
          <draw:text-box>
            <text:p><text:span text:style-name="T6">守備範囲</text:span></text:p>
          </draw:text-box>
        </draw:frame>
        <draw:frame draw:style-name="gr2" draw:text-style-name="P8" draw:layer="layout" svg:width="3.042cm" svg:height="2.156cm" svg:x="1.2cm" svg:y="13cm">
          <draw:text-box>
            <text:p><text:span text:style-name="T6">現職</text:span></text:p>
          </draw:text-box>
        </draw:frame>
        <draw:frame draw:style-name="gr5" draw:text-style-name="P8" draw:layer="layout" svg:width="5.242cm" svg:height="2.156cm" svg:x="7.958cm" svg:y="5.644cm">
          <draw:text-box>
            <text:p><text:span text:style-name="T6">斉藤 寛</text:span></text:p>
          </draw:text-box>
        </draw:frame>
        <draw:frame draw:style-name="gr6" draw:text-style-name="P9" draw:layer="layout" svg:width="5.242cm" svg:height="1.67cm" svg:x="12.558cm" svg:y="5.93cm">
          <draw:text-box>
            <text:p><text:span text:style-name="T7">(</text:span><text:span text:style-name="T7">ゆたか</text:span><text:span text:style-name="T7">)</text:span></text:p>
          </draw:text-box>
        </draw:frame>
        <draw:frame draw:style-name="gr5" draw:text-style-name="P8" draw:layer="layout" svg:width="12.4cm" svg:height="2.156cm" svg:x="7.8cm" svg:y="8.8cm">
          <draw:text-box>
            <text:p><text:span text:style-name="T6">組込ファームウェア</text:span></text:p>
          </draw:text-box>
        </draw:frame>
        <draw:frame draw:style-name="gr5" draw:text-style-name="P8" draw:layer="layout" svg:width="3.2cm" svg:height="1.941cm" svg:x="21.6cm" svg:y="8.8cm">
          <draw:text-box>
            <text:p><text:span text:style-name="T6">GUI</text:span></text:p>
          </draw:text-box>
        </draw:frame>
        <draw:frame draw:style-name="gr7" draw:text-style-name="P9" draw:layer="layout" svg:width="2.369cm" svg:height="1.521cm" svg:x="19.4cm" svg:y="9.33cm">
          <draw:text-box>
            <text:p><text:span text:style-name="T7">から</text:span></text:p>
          </draw:text-box>
        </draw:frame>
        <draw:frame draw:style-name="gr7" draw:text-style-name="P9" draw:layer="layout" svg:width="2.369cm" svg:height="1.521cm" svg:x="24.031cm" svg:y="9.4cm">
          <draw:text-box>
            <text:p><text:span text:style-name="T7">まで</text:span></text:p>
          </draw:text-box>
        </draw:frame>
        <draw:custom-shape draw:style-name="gr8" draw:text-style-name="P10" draw:layer="layout" svg:width="14cm" svg:height="2.6cm" svg:x="8.4cm" svg:y="15.4cm">
          <text:p text:style-name="P1"><text:span text:style-name="T8">Gura </text:span><text:span text:style-name="T8">の開発に専念するため</text:span></text:p>
          <draw:enhanced-geometry svg:viewBox="0 0 21600 21600" draw:text-areas="800 800 20800 20800" draw:type="round-rectangular-callout" draw:modifiers="2483.82258410114 -5946.02076124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9" draw:layer="layout" svg:width="5.242cm" svg:height="1.67cm" svg:x="18.2cm" svg:y="18cm">
          <draw:text-box>
            <text:p><text:span text:style-name="T7">としておく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9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9" draw:text-style-name="P11" draw:layer="layout" svg:width="8.384cm" svg:height="1.94cm" svg:x="5.6cm" svg:y="6.8cm">
          <draw:text-box>
            <text:p text:style-name="P11">なぜつくったか</text:p>
          </draw:text-box>
        </draw:frame>
        <draw:frame draw:style-name="gr9" draw:text-style-name="P11" draw:layer="layout" svg:width="8.384cm" svg:height="3.629cm" svg:x="3.416cm" svg:y="12.2cm">
          <draw:text-box>
            <text:p text:style-name="P11">言語としての</text:p>
            <text:p text:style-name="P11">ふつうの仕様</text:p>
          </draw:text-box>
        </draw:frame>
        <draw:frame draw:style-name="gr9" draw:text-style-name="P11" draw:layer="layout" svg:width="8.384cm" svg:height="3.629cm" svg:x="14.484cm" svg:y="9.554cm">
          <draw:text-box>
            <text:p text:style-name="P11">言語としての</text:p>
            <text:p text:style-name="P11">ふつうの仕様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9"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Segoe UI" svg:font-family="'Segoe UI'" style:font-adornments="標準" style:font-family-generic="swiss" style:font-pitch="variable"/>
    <style:font-face style:name="Tahoma1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1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3T20:59:12.907000000</dc:date>
    <meta:editing-duration>PT20M1S</meta:editing-duration>
    <meta:editing-cycles>6</meta:editing-cycles>
    <meta:generator>LibreOffice/4.2.5.2$Windows_x86 LibreOffice_project/6ff819b65674ae6c83f3cbab9e4a4c2b292a7a94</meta:generator>
    <meta:document-statistic meta:object-count="54"/>
  </office:meta>
</office:document-meta>
</file>